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talogFactory.getClassLo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talogFactory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talogFactory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talogFactory.getCommand( String commandI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9">
            <text:p text:style-name="Table_20_Contents">9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